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80000017F67853C48.png" manifest:media-type="image/png"/>
  <manifest:file-entry manifest:full-path="Pictures/10000201000001C20000011B74CEED88.png" manifest:media-type="image/png"/>
  <manifest:file-entry manifest:full-path="Pictures/10000201000001EF000001D98ECC8740.png" manifest:media-type="image/png"/>
  <manifest:file-entry manifest:full-path="Pictures/10000201000001EF000001D9119CE782.png" manifest:media-type="image/png"/>
  <manifest:file-entry manifest:full-path="Pictures/10000201000001AA000000C1B3DBE15E.png" manifest:media-type="image/png"/>
  <manifest:file-entry manifest:full-path="Pictures/100002010000029F0000049D4980503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Open Sans Light1" svg:font-family="'Open Sans Light'" style:font-family-generic="swiss" style:font-pitch="variable"/>
    <style:font-face style:name="Open Sans Light" svg:font-family="'Open Sans Light'" style:font-adornments="Light"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style:font-name="Open Sans Light" fo:font-size="16pt" fo:font-weight="normal" officeooo:rsid="001d073d" officeooo:paragraph-rsid="001d073d" style:font-size-asian="16pt" style:font-weight-asian="normal" style:font-size-complex="16pt" style:font-weight-complex="normal"/>
    </style:style>
    <style:style style:name="P2" style:family="paragraph" style:parent-style-name="Standard">
      <style:paragraph-properties fo:text-align="justify" style:justify-single-word="false"/>
      <style:text-properties style:font-name="Open Sans Light" fo:font-size="16pt" fo:font-weight="normal" officeooo:rsid="0028c4ab" officeooo:paragraph-rsid="0028c4ab" style:font-size-asian="16pt" style:font-weight-asian="normal" style:font-size-complex="16pt" style:font-weight-complex="normal"/>
    </style:style>
    <style:style style:name="P3" style:family="paragraph" style:parent-style-name="Standard">
      <style:paragraph-properties fo:text-align="justify" style:justify-single-word="false"/>
      <style:text-properties style:font-name="Open Sans Light" fo:font-size="12pt" fo:font-weight="normal" officeooo:rsid="001d073d" officeooo:paragraph-rsid="001d073d"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Open Sans Light" fo:font-size="12pt" fo:font-weight="normal" officeooo:rsid="001fa6fa" officeooo:paragraph-rsid="001fa6fa"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Open Sans Light" fo:font-size="12pt" fo:font-weight="normal" officeooo:rsid="00267d6f" officeooo:paragraph-rsid="00267d6f"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Open Sans Light" fo:font-size="12pt" fo:font-weight="normal" officeooo:rsid="0027f9f9" officeooo:paragraph-rsid="0027f9f9"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Open Sans Light" fo:font-size="12pt" fo:font-weight="normal" officeooo:rsid="0028c4ab" officeooo:paragraph-rsid="0028c4ab"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Open Sans Light" fo:font-size="12pt" style:text-underline-style="none" fo:font-weight="normal" officeooo:rsid="0028c4ab" officeooo:paragraph-rsid="0028c4ab" style:font-size-asian="10.5pt" style:font-weight-asian="normal" style:font-size-complex="12pt" style:font-weight-complex="normal"/>
    </style:style>
    <style:style style:name="P9" style:family="paragraph" style:parent-style-name="Standard" style:list-style-name="L1">
      <style:paragraph-properties fo:text-align="justify" style:justify-single-word="false"/>
      <style:text-properties style:font-name="Open Sans Light" fo:font-size="12pt" fo:font-weight="normal" officeooo:rsid="0027f9f9" officeooo:paragraph-rsid="0027f9f9"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Open Sans Light" fo:font-size="12pt" fo:font-weight="normal" officeooo:rsid="0028c4ab" officeooo:paragraph-rsid="00387021"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Open Sans Light" fo:font-size="12pt" fo:font-weight="normal" officeooo:rsid="00387021" officeooo:paragraph-rsid="00387021"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Open Sans Light" fo:font-size="12pt" style:text-underline-style="none" fo:font-weight="normal" officeooo:rsid="0028c4ab" officeooo:paragraph-rsid="0028c4ab"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Open Sans Light" fo:font-size="12pt" style:text-underline-style="none" fo:font-weight="normal" officeooo:rsid="0028c4ab" officeooo:paragraph-rsid="002bc3d9"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Open Sans Light" fo:font-size="12pt" style:text-underline-style="none" fo:font-weight="normal" officeooo:rsid="0028c4ab" officeooo:paragraph-rsid="00387021"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Open Sans Light" fo:font-size="12pt" style:text-underline-style="none" fo:font-weight="normal" officeooo:rsid="002a20a0" officeooo:paragraph-rsid="0028c4ab"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Open Sans Light" fo:font-size="12pt" style:text-underline-style="none" fo:font-weight="normal" officeooo:rsid="002a20a0" officeooo:paragraph-rsid="002a20a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Open Sans Light" fo:font-size="12pt" style:text-underline-style="none" fo:font-weight="normal" officeooo:rsid="002bc3d9" officeooo:paragraph-rsid="002bc3d9"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Open Sans Light" fo:font-size="12pt" style:text-underline-style="none" fo:font-weight="normal" officeooo:rsid="002bf314" officeooo:paragraph-rsid="002a20a0"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Open Sans Light" fo:font-size="12pt" style:text-underline-style="none" fo:font-weight="normal" officeooo:rsid="002bf314" officeooo:paragraph-rsid="002bf31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Open Sans Light" fo:font-size="12pt" style:text-underline-style="none" fo:font-weight="normal" officeooo:rsid="002c33a0" officeooo:paragraph-rsid="002c33a0"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Open Sans Light" fo:font-size="12pt" style:text-underline-style="none" fo:font-weight="normal" officeooo:rsid="0033f13d" officeooo:paragraph-rsid="0033f13d"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Open Sans Light" fo:font-size="12pt" style:text-underline-style="none" fo:font-weight="normal" officeooo:rsid="0030187f" officeooo:paragraph-rsid="003cf0dd"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Open Sans Light" fo:font-size="16pt" style:text-underline-style="none" fo:font-weight="normal" officeooo:rsid="002a20a0" officeooo:paragraph-rsid="002a20a0" style:font-size-asian="16pt" style:font-weight-asian="normal" style:font-size-complex="16pt" style:font-weight-complex="normal"/>
    </style:style>
    <style:style style:name="P24" style:family="paragraph" style:parent-style-name="Standard">
      <style:paragraph-properties fo:text-align="justify" style:justify-single-word="false"/>
      <style:text-properties style:font-name="Open Sans Light" fo:font-size="16pt" style:text-underline-style="none" fo:font-weight="normal" officeooo:rsid="002a20a0" officeooo:paragraph-rsid="00387021" style:font-size-asian="16pt" style:font-weight-asian="normal" style:font-size-complex="16pt" style:font-weight-complex="normal"/>
    </style:style>
    <style:style style:name="P25" style:family="paragraph" style:parent-style-name="Standard">
      <style:paragraph-properties fo:text-align="justify" style:justify-single-word="false"/>
      <style:text-properties style:font-name="Open Sans Light" fo:font-size="16pt" style:text-underline-style="none" fo:font-weight="normal" officeooo:rsid="003a4805" officeooo:paragraph-rsid="003a4805" style:font-size-asian="16pt" style:font-weight-asian="normal" style:font-size-complex="16pt" style:font-weight-complex="normal"/>
    </style:style>
    <style:style style:name="P26" style:family="paragraph" style:parent-style-name="Standard">
      <style:paragraph-properties fo:text-align="justify" style:justify-single-word="false"/>
      <style:text-properties style:font-name="Open Sans Light" fo:font-size="16pt" style:text-underline-style="none" fo:font-weight="normal" officeooo:rsid="003a4805" officeooo:paragraph-rsid="00387021" style:font-size-asian="16pt" style:font-weight-asian="normal" style:font-size-complex="16pt" style:font-weight-complex="normal"/>
    </style:style>
    <style:style style:name="P27" style:family="paragraph" style:parent-style-name="Standard">
      <style:paragraph-properties fo:text-align="justify" style:justify-single-word="false"/>
      <style:text-properties style:font-name="Open Sans Light" fo:font-size="16pt" style:text-underline-style="none" fo:font-weight="normal" officeooo:rsid="00408e46" officeooo:paragraph-rsid="00408e46" style:font-size-asian="16pt" style:font-weight-asian="normal" style:font-size-complex="16pt" style:font-weight-complex="normal"/>
    </style:style>
    <style:style style:name="P28" style:family="paragraph" style:parent-style-name="Standard">
      <style:paragraph-properties fo:text-align="justify" style:justify-single-word="false"/>
      <style:text-properties style:font-name="Open Sans Light" fo:font-size="16pt" style:text-underline-style="none" fo:font-weight="normal" officeooo:rsid="0044aea7" officeooo:paragraph-rsid="0044aea7" style:font-size-asian="16pt" style:font-weight-asian="normal" style:font-size-complex="16pt" style:font-weight-complex="normal"/>
    </style:style>
    <style:style style:name="P29" style:family="paragraph" style:parent-style-name="Standard">
      <style:paragraph-properties fo:text-align="justify" style:justify-single-word="false"/>
      <style:text-properties style:font-name="Open Sans Light" fo:font-size="16pt" style:text-underline-style="none" fo:font-weight="normal" officeooo:rsid="0047aa55" officeooo:paragraph-rsid="0047aa55" style:font-size-asian="16pt" style:font-weight-asian="normal" style:font-size-complex="16pt" style:font-weight-complex="normal"/>
    </style:style>
    <style:style style:name="P30" style:family="paragraph" style:parent-style-name="Standard">
      <style:paragraph-properties fo:text-align="justify" style:justify-single-word="false"/>
      <style:text-properties style:font-name="Open Sans Light" fo:font-size="16pt" style:text-underline-style="none" fo:font-weight="normal" officeooo:rsid="0047aa55" officeooo:paragraph-rsid="0048ea85" style:font-size-asian="16pt" style:font-weight-asian="normal" style:font-size-complex="16pt" style:font-weight-complex="normal"/>
    </style:style>
    <style:style style:name="P31" style:family="paragraph" style:parent-style-name="Standard">
      <style:paragraph-properties fo:text-align="justify" style:justify-single-word="false"/>
      <style:text-properties style:font-name="Open Sans Light" fo:font-size="16pt" style:text-underline-style="none" fo:font-weight="normal" officeooo:rsid="004c2345" officeooo:paragraph-rsid="004c2345" style:font-size-asian="16pt" style:font-weight-asian="normal" style:font-size-complex="16pt" style:font-weight-complex="normal"/>
    </style:style>
    <style:style style:name="P32" style:family="paragraph" style:parent-style-name="Standard">
      <style:paragraph-properties fo:text-align="justify" style:justify-single-word="false"/>
      <style:text-properties style:font-name="Open Sans Light" fo:font-size="16pt" style:text-underline-style="none" fo:font-weight="normal" officeooo:rsid="004c2345" officeooo:paragraph-rsid="004df536" style:font-size-asian="16pt" style:font-weight-asian="normal" style:font-size-complex="16pt" style:font-weight-complex="normal"/>
    </style:style>
    <style:style style:name="P33" style:family="paragraph" style:parent-style-name="Standard">
      <style:paragraph-properties fo:text-align="justify" style:justify-single-word="false"/>
      <style:text-properties style:font-name="Open Sans Light" fo:font-size="16pt" style:text-underline-style="none" fo:font-weight="normal" officeooo:rsid="004df536" officeooo:paragraph-rsid="004df536" style:font-size-asian="16pt" style:font-weight-asian="normal" style:font-size-complex="16pt" style:font-weight-complex="normal"/>
    </style:style>
    <style:style style:name="P34" style:family="paragraph" style:parent-style-name="Standard">
      <style:paragraph-properties fo:text-align="justify" style:justify-single-word="false"/>
      <style:text-properties style:font-name="Open Sans Light" fo:font-size="16pt" fo:font-weight="normal" officeooo:rsid="001fa6fa" officeooo:paragraph-rsid="001fa6fa" style:font-size-asian="16pt" style:font-weight-asian="normal" style:font-size-complex="16pt" style:font-weight-complex="normal"/>
    </style:style>
    <style:style style:name="P35" style:family="paragraph" style:parent-style-name="Standard">
      <style:paragraph-properties fo:text-align="justify" style:justify-single-word="false"/>
      <style:text-properties style:font-name="Open Sans Light" fo:font-size="16pt" fo:font-weight="normal" officeooo:rsid="00267d6f" officeooo:paragraph-rsid="00267d6f" style:font-size-asian="16pt" style:font-weight-asian="normal" style:font-size-complex="16pt" style:font-weight-complex="normal"/>
    </style:style>
    <style:style style:name="P36" style:family="paragraph" style:parent-style-name="Standard">
      <style:paragraph-properties fo:text-align="justify" style:justify-single-word="false"/>
      <style:text-properties style:font-name="Open Sans Light" fo:font-size="16pt" fo:font-weight="normal" officeooo:rsid="0027f9f9" officeooo:paragraph-rsid="0027f9f9" style:font-size-asian="16pt" style:font-weight-asian="normal" style:font-size-complex="16pt" style:font-weight-complex="normal"/>
    </style:style>
    <style:style style:name="P37" style:family="paragraph" style:parent-style-name="Standard">
      <style:paragraph-properties fo:text-align="justify" style:justify-single-word="false"/>
      <style:text-properties fo:font-weight="normal" officeooo:rsid="002e79dc" officeooo:paragraph-rsid="002e79dc" style:font-weight-asian="normal" style:font-weight-complex="normal"/>
    </style:style>
    <style:style style:name="P38" style:family="paragraph" style:parent-style-name="Standard">
      <style:paragraph-properties fo:text-align="justify" style:justify-single-word="false"/>
      <style:text-properties fo:font-weight="normal" officeooo:rsid="002e79dc" officeooo:paragraph-rsid="003cf0dd" style:font-weight-asian="normal" style:font-weight-complex="normal"/>
    </style:style>
    <style:style style:name="P39" style:family="paragraph" style:parent-style-name="Standard">
      <style:paragraph-properties fo:text-align="justify" style:justify-single-word="false"/>
      <style:text-properties fo:font-weight="normal" officeooo:rsid="002f6fb1" officeooo:paragraph-rsid="002f6fb1" style:font-weight-asian="normal" style:font-weight-complex="normal"/>
    </style:style>
    <style:style style:name="P40" style:family="paragraph" style:parent-style-name="Standard">
      <style:paragraph-properties fo:text-align="justify" style:justify-single-word="false"/>
      <style:text-properties fo:font-weight="normal" officeooo:rsid="002f6fb1" officeooo:paragraph-rsid="003cf0dd" style:font-weight-asian="normal" style:font-weight-complex="normal"/>
    </style:style>
    <style:style style:name="P41" style:family="paragraph" style:parent-style-name="Standard">
      <style:paragraph-properties fo:text-align="justify" style:justify-single-word="false"/>
      <style:text-properties fo:font-weight="normal" officeooo:rsid="0030187f" officeooo:paragraph-rsid="0030187f" style:font-weight-asian="normal" style:font-weight-complex="normal"/>
    </style:style>
    <style:style style:name="P42" style:family="paragraph" style:parent-style-name="Standard">
      <style:paragraph-properties fo:text-align="justify" style:justify-single-word="false"/>
      <style:text-properties fo:font-weight="normal" officeooo:rsid="0030187f" officeooo:paragraph-rsid="003cf0dd" style:font-weight-asian="normal" style:font-weight-complex="normal"/>
    </style:style>
    <style:style style:name="P43" style:family="paragraph" style:parent-style-name="Standard">
      <style:paragraph-properties fo:text-align="justify" style:justify-single-word="false"/>
      <style:text-properties fo:font-weight="normal" officeooo:rsid="00310139" officeooo:paragraph-rsid="00310139" style:font-weight-asian="normal" style:font-weight-complex="normal"/>
    </style:style>
    <style:style style:name="P44" style:family="paragraph" style:parent-style-name="Standard">
      <style:paragraph-properties fo:text-align="justify" style:justify-single-word="false"/>
      <style:text-properties officeooo:paragraph-rsid="002a20a0"/>
    </style:style>
    <style:style style:name="P45" style:family="paragraph" style:parent-style-name="Standard">
      <style:paragraph-properties fo:text-align="justify" style:justify-single-word="false"/>
      <style:text-properties officeooo:paragraph-rsid="003cf0dd"/>
    </style:style>
    <style:style style:name="P46" style:family="paragraph" style:parent-style-name="Standard">
      <style:paragraph-properties fo:text-align="justify" style:justify-single-word="false"/>
      <style:text-properties officeooo:rsid="002a20a0" officeooo:paragraph-rsid="002a20a0"/>
    </style:style>
    <style:style style:name="P47" style:family="paragraph" style:parent-style-name="Standard">
      <style:paragraph-properties fo:text-align="justify" style:justify-single-word="false"/>
      <style:text-properties officeooo:rsid="002a20a0" officeooo:paragraph-rsid="003cf0dd"/>
    </style:style>
    <style:style style:name="P48" style:family="paragraph" style:parent-style-name="Standard">
      <style:paragraph-properties fo:text-align="justify" style:justify-single-word="false"/>
      <style:text-properties fo:font-size="16pt" fo:font-weight="normal" officeooo:rsid="0033f13d" officeooo:paragraph-rsid="0033f13d" style:font-size-asian="16pt" style:font-weight-asian="normal" style:font-size-complex="16pt" style:font-weight-complex="normal"/>
    </style:style>
    <style:style style:name="P49" style:family="paragraph" style:parent-style-name="Standard">
      <style:paragraph-properties fo:text-align="justify" style:justify-single-word="false"/>
      <style:text-properties fo:font-size="16pt" fo:font-weight="normal" officeooo:rsid="0033f13d" officeooo:paragraph-rsid="00366558" style:font-size-asian="16pt" style:font-weight-asian="normal" style:font-size-complex="16pt" style:font-weight-complex="normal"/>
    </style:style>
    <style:style style:name="P50" style:family="paragraph" style:parent-style-name="Standard">
      <style:paragraph-properties fo:text-align="justify" style:justify-single-word="false"/>
      <style:text-properties fo:font-size="16pt" fo:font-weight="normal" officeooo:rsid="00379540" officeooo:paragraph-rsid="0033f13d" style:font-size-asian="16pt" style:font-weight-asian="normal" style:font-size-complex="16pt" style:font-weight-complex="normal"/>
    </style:style>
    <style:style style:name="P51" style:family="paragraph" style:parent-style-name="Standard">
      <style:paragraph-properties fo:text-align="justify" style:justify-single-word="false"/>
      <style:text-properties fo:font-size="16pt" fo:font-weight="normal" officeooo:rsid="00379540" officeooo:paragraph-rsid="00379540" style:font-size-asian="16pt" style:font-weight-asian="normal" style:font-size-complex="16pt" style:font-weight-complex="normal"/>
    </style:style>
    <style:style style:name="P52" style:family="paragraph" style:parent-style-name="Standard">
      <style:paragraph-properties fo:text-align="justify" style:justify-single-word="false"/>
      <style:text-properties style:font-name="Open Sans Light" fo:font-size="16pt" fo:font-weight="normal" officeooo:rsid="00379540" officeooo:paragraph-rsid="00379540" style:font-size-asian="16pt" style:font-weight-asian="normal" style:font-size-complex="16pt" style:font-weight-complex="normal"/>
    </style:style>
    <style:style style:name="P53" style:family="paragraph" style:parent-style-name="Standard">
      <style:paragraph-properties fo:text-align="justify" style:justify-single-word="false"/>
      <style:text-properties style:font-name="Open Sans Light" fo:font-size="16pt" fo:font-weight="normal" officeooo:rsid="00387021" officeooo:paragraph-rsid="00387021" style:font-size-asian="16pt" style:font-weight-asian="normal" style:font-size-complex="16pt" style:font-weight-complex="normal"/>
    </style:style>
    <style:style style:name="P54" style:family="paragraph" style:parent-style-name="Standard">
      <style:paragraph-properties fo:text-align="justify" style:justify-single-word="false"/>
      <style:text-properties style:font-name="Open Sans Light" fo:font-size="12pt" fo:font-weight="normal" officeooo:rsid="00379540" officeooo:paragraph-rsid="00379540" style:font-size-asian="10.5pt" style:font-weight-asian="normal" style:font-size-complex="12pt" style:font-weight-complex="normal"/>
    </style:style>
    <style:style style:name="T1" style:family="text">
      <style:text-properties officeooo:rsid="001e6610"/>
    </style:style>
    <style:style style:name="T2" style:family="text">
      <style:text-properties officeooo:rsid="00218d5a"/>
    </style:style>
    <style:style style:name="T3" style:family="text">
      <style:text-properties officeooo:rsid="00256982"/>
    </style:style>
    <style:style style:name="T4" style:family="text">
      <style:text-properties officeooo:rsid="0027f9f9"/>
    </style:style>
    <style:style style:name="T5" style:family="text">
      <style:text-properties officeooo:rsid="0028c4ab"/>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tyle="italic" officeooo:rsid="002bc3d9" style:font-style-asian="italic" style:font-style-complex="italic"/>
    </style:style>
    <style:style style:name="T9" style:family="text">
      <style:text-properties officeooo:rsid="002946b8"/>
    </style:style>
    <style:style style:name="T10" style:family="text">
      <style:text-properties officeooo:rsid="00296696"/>
    </style:style>
    <style:style style:name="T11" style:family="text">
      <style:text-properties style:font-name="Open Sans Light" fo:font-size="12pt" style:text-underline-style="none" fo:font-weight="normal" style:font-size-asian="10.5pt" style:font-weight-asian="normal" style:font-size-complex="12pt" style:font-weight-complex="normal"/>
    </style:style>
    <style:style style:name="T12" style:family="text">
      <style:text-properties style:font-name="Open Sans Light" fo:font-size="12pt" style:text-underline-style="none" fo:font-weight="normal" officeooo:rsid="002a20a0" style:font-size-asian="10.5pt" style:font-weight-asian="normal" style:font-size-complex="12pt" style:font-weight-complex="normal"/>
    </style:style>
    <style:style style:name="T13" style:family="text">
      <style:text-properties style:font-name="Open Sans Light" fo:font-size="12pt" style:text-underline-style="none" fo:font-weight="normal" officeooo:rsid="002e79dc" style:font-size-asian="10.5pt" style:font-weight-asian="normal" style:font-size-complex="12pt" style:font-weight-complex="normal"/>
    </style:style>
    <style:style style:name="T14" style:family="text">
      <style:text-properties style:font-name="Open Sans Light" fo:font-size="12pt" style:text-underline-style="none" fo:font-weight="normal" officeooo:rsid="0030187f" style:font-size-asian="10.5pt" style:font-weight-asian="normal" style:font-size-complex="12pt" style:font-weight-complex="normal"/>
    </style:style>
    <style:style style:name="T15" style:family="text">
      <style:text-properties style:font-name="Open Sans Light" fo:font-size="12pt" style:text-underline-style="none" fo:font-weight="normal" officeooo:rsid="003cf0dd" style:font-size-asian="10.5pt" style:font-weight-asian="normal" style:font-size-complex="12pt" style:font-weight-complex="normal"/>
    </style:style>
    <style:style style:name="T16" style:family="text">
      <style:text-properties style:font-name="Open Sans Light" fo:font-size="12pt" style:text-underline-style="none" fo:font-weight="normal" officeooo:rsid="003e100b" style:font-size-asian="10.5pt" style:font-weight-asian="normal" style:font-size-complex="12pt" style:font-weight-complex="normal"/>
    </style:style>
    <style:style style:name="T17" style:family="text">
      <style:text-properties style:font-name="Open Sans Light" fo:font-size="12pt" style:text-underline-style="none" fo:font-weight="bold" style:font-size-asian="10.5pt" style:font-weight-asian="bold" style:font-size-complex="12pt" style:font-weight-complex="bold"/>
    </style:style>
    <style:style style:name="T18" style:family="text">
      <style:text-properties style:font-name="Open Sans Light" fo:font-size="12pt" style:text-underline-style="none" fo:font-weight="bold" officeooo:rsid="002e79dc" style:font-size-asian="10.5pt" style:font-weight-asian="bold" style:font-size-complex="12pt" style:font-weight-complex="bold"/>
    </style:style>
    <style:style style:name="T19" style:family="text">
      <style:text-properties style:font-name="Open Sans Light" fo:font-size="12pt" style:text-underline-style="none" fo:font-weight="bold" officeooo:rsid="002a20a0" style:font-size-asian="10.5pt" style:font-weight-asian="bold" style:font-size-complex="12pt" style:font-weight-complex="bold"/>
    </style:style>
    <style:style style:name="T20" style:family="text">
      <style:text-properties style:font-name="Open Sans Light" fo:font-size="12pt" style:text-underline-style="none" style:font-size-asian="10.5pt" style:font-size-complex="12pt"/>
    </style:style>
    <style:style style:name="T21" style:family="text">
      <style:text-properties style:font-name="Open Sans Light" fo:font-size="12pt" style:text-underline-style="none" officeooo:rsid="002e79dc" style:font-size-asian="10.5pt" style:font-size-complex="12pt"/>
    </style:style>
    <style:style style:name="T22" style:family="text">
      <style:text-properties style:font-name="Open Sans Light" fo:font-size="12pt" style:text-underline-style="none" officeooo:rsid="002a20a0" style:font-size-asian="10.5pt" style:font-size-complex="12pt"/>
    </style:style>
    <style:style style:name="T23" style:family="text">
      <style:text-properties style:font-name="Open Sans Light" fo:font-size="12pt" style:text-underline-style="none" officeooo:rsid="0030187f" style:font-size-asian="10.5pt" style:font-size-complex="12pt"/>
    </style:style>
    <style:style style:name="T24" style:family="text">
      <style:text-properties style:font-name="Open Sans Light" fo:font-size="12pt" style:text-underline-style="none" officeooo:rsid="00321e7c" style:font-size-asian="10.5pt" style:font-size-complex="12pt"/>
    </style:style>
    <style:style style:name="T25" style:family="text">
      <style:text-properties style:font-name="Open Sans Light" style:text-underline-style="none"/>
    </style:style>
    <style:style style:name="T26" style:family="text">
      <style:text-properties style:font-name="Open Sans Light" style:text-underline-style="none" officeooo:rsid="00321e7c"/>
    </style:style>
    <style:style style:name="T27" style:family="text">
      <style:text-properties fo:font-weight="bold" style:font-weight-asian="bold" style:font-weight-complex="bold"/>
    </style:style>
    <style:style style:name="T28" style:family="text">
      <style:text-properties fo:font-weight="bold" officeooo:rsid="002bf314" style:font-weight-asian="bold" style:font-weight-complex="bold"/>
    </style:style>
    <style:style style:name="T29" style:family="text">
      <style:text-properties fo:font-weight="bold" officeooo:rsid="002c33a0" style:font-weight-asian="bold" style:font-weight-complex="bold"/>
    </style:style>
    <style:style style:name="T30" style:family="text">
      <style:text-properties fo:font-weight="bold" style:font-size-asian="10.5pt" style:font-weight-asian="bold" style:font-weight-complex="bold"/>
    </style:style>
    <style:style style:name="T31" style:family="text">
      <style:text-properties officeooo:rsid="002bc3d9"/>
    </style:style>
    <style:style style:name="T32" style:family="text">
      <style:text-properties officeooo:rsid="002bf314"/>
    </style:style>
    <style:style style:name="T33" style:family="text">
      <style:text-properties officeooo:rsid="002c33a0"/>
    </style:style>
    <style:style style:name="T34" style:family="text">
      <style:text-properties officeooo:rsid="002c46e8"/>
    </style:style>
    <style:style style:name="T35" style:family="text">
      <style:text-properties officeooo:rsid="002da55f"/>
    </style:style>
    <style:style style:name="T36" style:family="text">
      <style:text-properties officeooo:rsid="00310139"/>
    </style:style>
    <style:style style:name="T37" style:family="text">
      <style:text-properties officeooo:rsid="00387021"/>
    </style:style>
    <style:style style:name="T38" style:family="text">
      <style:text-properties officeooo:rsid="003b4045"/>
    </style:style>
    <style:style style:name="T39" style:family="text">
      <style:text-properties style:font-size-asian="10.5pt"/>
    </style:style>
    <style:style style:name="T40" style:family="text">
      <style:text-properties style:font-name="Open Sans Light"/>
    </style:style>
    <style:style style:name="T41" style:family="text">
      <style:text-properties officeooo:rsid="003fb6a9"/>
    </style:style>
    <style:style style:name="T42" style:family="text">
      <style:text-properties fo:font-size="12pt" style:font-size-asian="12pt" style:font-size-complex="12pt"/>
    </style:style>
    <style:style style:name="T43" style:family="text">
      <style:text-properties fo:font-size="12pt" officeooo:rsid="0041da87" style:font-size-asian="12pt" style:font-size-complex="12pt"/>
    </style:style>
    <style:style style:name="T44" style:family="text">
      <style:text-properties fo:font-size="12pt" officeooo:rsid="0043885c" style:font-size-asian="12pt" style:font-size-complex="12pt"/>
    </style:style>
    <style:style style:name="T45" style:family="text">
      <style:text-properties fo:font-size="12pt" officeooo:rsid="004467de" style:font-size-asian="12pt" style:font-size-complex="12pt"/>
    </style:style>
    <style:style style:name="T46" style:family="text">
      <style:text-properties fo:font-size="12pt" officeooo:rsid="0044aea7" style:font-size-asian="12pt" style:font-size-complex="12pt"/>
    </style:style>
    <style:style style:name="T47" style:family="text">
      <style:text-properties fo:font-size="12pt" officeooo:rsid="0045f8f0" style:font-size-asian="12pt" style:font-size-complex="12pt"/>
    </style:style>
    <style:style style:name="T48" style:family="text">
      <style:text-properties fo:font-size="12pt" officeooo:rsid="004df536" style:font-size-asian="12pt" style:font-size-complex="12pt"/>
    </style:style>
    <style:style style:name="T49" style:family="text">
      <style:text-properties fo:font-size="12pt" fo:font-style="italic" style:font-size-asian="12pt" style:font-style-asian="italic" style:font-size-complex="12pt" style:font-style-complex="italic"/>
    </style:style>
    <style:style style:name="T50" style:family="text">
      <style:text-properties officeooo:rsid="0048ea85"/>
    </style:style>
    <style:style style:name="T51" style:family="text">
      <style:text-properties officeooo:rsid="004a92b3"/>
    </style:style>
    <style:style style:name="T52" style:family="text">
      <style:text-properties style:font-name="Open Sans Light1"/>
    </style:style>
    <style:style style:name="T53" style:family="text">
      <style:text-properties style:font-name="Open Sans Light1" officeooo:rsid="004e17eb"/>
    </style:style>
    <style:style style:name="T54" style:family="text">
      <style:text-properties officeooo:rsid="004c2345"/>
    </style:style>
    <style:style style:name="T55" style:family="text">
      <style:text-properties officeooo:rsid="004eaf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matic Gene Integration and Optimization</text:p>
      <text:p text:style-name="P1"/>
      <text:p text:style-name="P3">Objective: To automatically and Intelligently integrate links into the core and optimize <text:span text:style-name="T2">reaction nodes</text:span> in order to achieve the standard conditions of network flow for the gene and phenotypes <text:span text:style-name="T1">of interest</text:span>.</text:p>
      <text:p text:style-name="P3"/>
      <text:p text:style-name="P3">Background: Integration of gene consists of incorporating new species into the model, <text:span text:style-name="T1">adding “upstream” regulations such as transcription, post-translational-modification and defining pathway specific mechanisms of activation and “downstream” regulation on other species in the core. Optimization of a gene or a pathway is the process of strategically controlling and/or channelizing the effect of <text:s/>gene within the network to achieve the desired effect on downstream markers and phenotypes as specified by scientific literature.</text:span></text:p>
      <text:p text:style-name="P4"/>
      <text:p text:style-name="P34">Overall Process Flo<text:span text:style-name="T3">w</text:span></text:p>
      <text:p text:style-name="P34"><draw:frame draw:style-name="fr1" draw:name="Image6" text:anchor-type="paragraph" svg:x="3.42cm" svg:y="0.376cm" svg:width="9.749cm" svg:height="15.337cm" draw:z-index="5"><draw:image xlink:href="Pictures/100002010000029F0000049D49805031.png" xlink:type="simple" xlink:show="embed" xlink:actuate="onLoad"/></draw:frame></text:p>
      <text:p text:style-name="P34"/>
      <text:p text:style-name="P4"/>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Level 1 : Standard Optimization</text:p>
      <text:p text:style-name="P5"/>
      <text:p text:style-name="P5">This section covers the processes involved in basic integration and gene-network-optimization, and the standards used in it. This section will develop the <text:span text:style-name="T4">principle of systems optimization in the process of adding new regulations into existing network under the premise that the existing network flow and responses is fixed and optimal i.e “Golden”. The logical step to integrate new genes or regulations in to maintain the original signatures of the network, which is measured by the following parameters:</text:span></text:p>
      <text:p text:style-name="P5"/>
      <text:list xml:id="list6856850097536668565" text:style-name="L1">
        <text:list-item>
          <text:p text:style-name="P9">Reaction rate ( In control and/or disease)</text:p>
        </text:list-item>
        <text:list-item>
          <text:p text:style-name="P9">Flux contribution to downstream</text:p>
        </text:list-item>
        <text:list-item>
          <text:p text:style-name="P9">Species contribution on Reaction</text:p>
        </text:list-item>
        <text:list-item>
          <text:p text:style-name="P9">Effect on phenotype</text:p>
        </text:list-item>
      </text:list>
      <text:p text:style-name="P6"/>
      <text:p text:style-name="P6">T<text:span text:style-name="T55">he</text:span> overall process of integration/optimization will be divided into Upstream Optimization <text:s/>and Downstream Optimization.</text:p>
      <text:p text:style-name="P6"/>
      <text:p text:style-name="P36">Upstream Optimization</text:p>
      <text:p text:style-name="P6"/>
      <text:p text:style-name="P6">This is the process of developing the “trend” or regulation of the gene of interest in response to the reaction with upstream regulators already <text:span text:style-name="T5">existing</text:span> in the network. </text:p>
      <text:p text:style-name="P6"/>
      <text:p text:style-name="P2">Design</text:p>
      <text:p text:style-name="P2"/>
      <text:p text:style-name="P7">The process that has to be followed for upstream optimization is the following:</text:p>
      <text:p text:style-name="P7"/>
      <text:p text:style-name="P7">1) Extract the list of upstream regulators. They fall into the following categories: Upstream Activators, Upstream Co-activators, Upstream Inhibitors <text:span text:style-name="T36">(Upstream will be understood as default for all regulations for the rest of the section.)</text:span></text:p>
      <text:p text:style-name="P7"/>
      <text:p text:style-name="P7">2) Extract the end-values of all the upstream regulators in the given set of diseases.</text:p>
      <text:p text:style-name="P7"/>
      <text:p text:style-name="P7">3) Calculate the JUMP and POTENCY* values for the upstream regulators</text:p>
      <text:p text:style-name="P7"/>
      <text:p text:style-name="P7">JUMP can be calculate for the following formula:</text:p>
      <text:p text:style-name="P7"/>
      <text:p text:style-name="P7"><text:tab/>JUMP = <text:span text:style-name="T6"><text:s text:c="3"/>highest_value <text:s text:c="2"/></text:span></text:p>
      <text:p text:style-name="P8"><text:s text:c="29"/>lowest_value</text:p>
      <text:p text:style-name="P8"/>
      <text:p text:style-name="P19">normal_jump(Nj) = JUMP between immediate-disease in sorted order</text:p>
      <text:p text:style-name="P19"/>
      <text:p text:style-name="P17"/>
      <text:p text:style-name="P17"><text:soft-page-break/>Genes which have JUMP &lt; 2 will be Low-Dynamic genes (LD)</text:p>
      <text:p text:style-name="P17">Genes which have JUMP 2&lt;JUMP&lt;6 will be Optimum-Dynamic genes (OD)</text:p>
      <text:p text:style-name="P17">Genes which have JUMP &gt;6 will be High-Dynamic genes (HD)</text:p>
      <text:p text:style-name="P8"/>
      <text:p text:style-name="P16">EFFECTOR_VALUE<text:span text:style-name="T31">(</text:span><text:span text:style-name="T8">Ef</text:span><text:span text:style-name="T31">)</text:span> is the value defined for a regulator gene, as the value of the gene taken from CONTROL or a specific disease, used to set the effect of the gene on the optimization flux of interest.</text:p>
      <text:p text:style-name="P16"/>
      <text:p text:style-name="P16">Consider the following example :</text:p>
      <text:p text:style-name="P16"><text:tab/><text:span text:style-name="T28">Condition<text:tab/>Value<text:tab/>Nj*<text:tab/></text:span><text:span text:style-name="T29">&lt;Nj&gt; = 1.59</text:span></text:p>
      <text:p text:style-name="P16"><text:tab/>CONTROL<text:tab/>0.05<text:tab/><text:span text:style-name="T32">1</text:span></text:p>
      <text:p text:style-name="P16"><text:tab/>DISEASE_0<text:tab/>0.07<text:tab/><text:span text:style-name="T32">1.4</text:span></text:p>
      <text:p text:style-name="P16"><text:tab/>DISEASE_A<text:tab/>0.09<text:tab/><text:span text:style-name="T32">1.28</text:span><text:tab/></text:p>
      <text:p text:style-name="P16"><text:tab/>DISEASE_B<text:tab/>0.1<text:tab/><text:span text:style-name="T32">1.11</text:span></text:p>
      <text:p text:style-name="P16"><text:tab/>DISEASE_C<text:tab/>0.13<text:tab/><text:span text:style-name="T32">1.3</text:span></text:p>
      <text:p text:style-name="P16"><text:tab/>DISEASE_D<text:tab/>0.45<text:tab/><text:span text:style-name="T32">3.46</text:span></text:p>
      <text:p text:style-name="P16"/>
      <text:p text:style-name="P16">Therefore, the JUMP value is : 0.45/0.05 ~ <text:span text:style-name="T31">9. This is a HD gene, if we choose to set the effect of this gene in CONTROL, then the effect in any of the disease will increase by 2-9 fold, which can be too high. If we choose to set the effect of the gene at its highest, then we will only achieve a 10-11% off the desired effect in all the other disease conditions, hence it is apt to choose the middle-value, which will give the optimum result.</text:span></text:p>
      <text:p text:style-name="P16"/>
      <text:p text:style-name="P21">For LD genes, the lowest value will be the default <text:span text:style-name="T27">Ef. </text:span><text:s/>For OD genes, <text:span text:style-name="T27">Ef </text:span>value can be taken as either the lowest or the middle-value (as in the case of HD genes)</text:p>
      <text:p text:style-name="P18"/>
      <text:p text:style-name="P18">In the above case, 9/2 = 4.5, so we choose a disease which is ~4.5 times the jump from the lowest, which is DISEASE_C (Actually the 4.5*CONTROL = 0.225 which is still c<text:span text:style-name="T33">l</text:span>oser to 0.45 or DISEASE_D, but as we can see the relative jump between DISEASE_C to DISEASE_D itself if too higher than the normal_jump which signifies a probable OE/Mutation hence, DISEASE_C will be considered. <text:span text:style-name="T34">Another way of looking at this is to choose the Nj* condition which is closest to the &lt;Nj&gt; value.</text:span>)</text:p>
      <text:p text:style-name="P18"/>
      <text:p text:style-name="P20">Hence the Ef value will be – value at DISEASE_C = 0.13</text:p>
      <text:p text:style-name="P20"/>
      <text:p text:style-name="P20">By choosing this value, we ensure that a minimum effect can be seen <text:span text:style-name="T35">in lower value diseases and a minimum gain or jump in effect is seen in the higher diseases.</text:span></text:p>
      <text:p text:style-name="P16"/>
      <text:p text:style-name="P13">POTENCY = <text:span text:style-name="T7">k</text:span> value extracted from TSTP report <text:span text:style-name="T9">(*Documented separately)</text:span></text:p>
      <text:p text:style-name="P8"/>
      <text:p text:style-name="P8">4) <text:span text:style-name="T10">Based on the relative Jump, Ef and Potency values, use the US-Decision-tree to set the desired “Contribution” of the regulator on the gene (given at the end of the segment).</text:span></text:p>
      <text:p text:style-name="P15"/>
      <text:p text:style-name="P8"><text:soft-page-break/></text:p>
      <text:p text:style-name="P23">Setting Contributions : Optimization Types</text:p>
      <text:p text:style-name="P23"/>
      <text:p text:style-name="P44"><text:span text:style-name="T14">1) </text:span><text:span text:style-name="T12">Activations (Activators) : Based on the nature of gene, <text:s/>and the number of regulators the contribution of the upstream-activator can be set as 1/(n+1) </text:span>th <text:span text:style-name="T12">% by default (For example, if 5 activators upstream of the gene is present then each activator will contribute 1/6th or 16.6% to the flux, the leftover 16.6% by the constitutive. If the constitutive is present separately then 1/nth of the contribution can be given (20% in the above case)</text:span><text:span text:style-name="T14">)</text:span><text:span text:style-name="T12">.</text:span></text:p>
      <text:p text:style-name="P44"/>
      <text:p text:style-name="P46"><text:span text:style-name="T14">2) </text:span><text:span text:style-name="T11">Co-activators : Based on the nature of the gene, and the JUMP and POTENCY values of the co-activating gene, a factor of </text:span><text:span text:style-name="T17">1.2 </text:span><text:span text:style-name="T11">can be set as default in </text:span><text:span text:style-name="T13">Effector Value. Hence, a Ka value of </text:span><text:span text:style-name="T18">Ef*5</text:span><text:span text:style-name="T13"> can be set. Vf or the reaction rate (if defined by Vf or Kf or otherwise) can be maintained by dividing the appropriate value </text:span><text:span text:style-name="T18">1.2.</text:span></text:p>
      <text:p text:style-name="P46"/>
      <text:p text:style-name="P37"><text:span text:style-name="T23">3) </text:span><text:span text:style-name="T20">Co-factors : Set the Ka value equal to the Ef value. The flux will be maintained by default in the DISEASE with Ef value, hence no Reaction_rate maintaining is required. Care should be taken that co-factors do not completely regulate the reaction or jumps very high across diseases.</text:span></text:p>
      <text:p text:style-name="P37"/>
      <text:p text:style-name="P39"><text:span text:style-name="T23">4) </text:span><text:span text:style-name="T20">Inhibitions : <text:s/></text:span><text:span text:style-name="T22">Based on the nature of the gene, and the JUMP and POTENCY values of the co-activating gene, a factor of </text:span><text:span text:style-name="T19">1.2 </text:span><text:span text:style-name="T22">can be set as default in </text:span><text:span text:style-name="T21">Effector Value. Hence, a K</text:span><text:span text:style-name="T20">i</text:span><text:span text:style-name="T21"> value of </text:span><text:span text:style-name="T18">Ef*5</text:span><text:span text:style-name="T21"> can be set. Vf or the reaction rate (if defined by Vf or Kf or otherwise) can be maintained by </text:span><text:span text:style-name="T20">multiplying</text:span><text:span text:style-name="T21"> the appropriate value </text:span><text:span text:style-name="T18">1.2.</text:span></text:p>
      <text:p text:style-name="P39"/>
      <text:p text:style-name="P41"><text:span text:style-name="T20">5) </text:span><text:span text:style-name="T21">C</text:span><text:span text:style-name="T20">o-activator-of-co-activator or Co-activator-of-Inhibitor : In either of the following case, a factor of </text:span><text:span text:style-name="T17">2</text:span><text:span text:style-name="T20"> can be set by default. Hence the Ka value of </text:span><text:span text:style-name="T17">Ef </text:span><text:span text:style-name="T20">can be defined and the Ka_app of the gene dividing the ACF/ICF in question. The ACF/ICF regulator in question can be maintained by multiplying the Ka_app/Ki_app by the factor of </text:span><text:span text:style-name="T17">2.</text:span></text:p>
      <text:p text:style-name="P41"/>
      <text:p text:style-name="P41"><text:span text:style-name="T20">6) Inhibitor-of-co-activator or Inhibitor-of-Inhibitor : In either of the following case, a factor of </text:span><text:span text:style-name="T17">2</text:span><text:span text:style-name="T20"> can be set by default. Hence the Ka value of </text:span><text:span text:style-name="T17">Ef </text:span><text:span text:style-name="T20">can be defined and the Ka_app of the gene dividing the ACF/ICF in question. The ACF/ICF regulator in question can be maintained by multiplying the Ka_app/Ki_app by the factor of </text:span><text:span text:style-name="T17">2.</text:span></text:p>
      <text:p text:style-name="P41"/>
      <text:p text:style-name="P43"><text:span text:style-name="T20">Trend-Development : Once the appropriate </text:span><text:span text:style-name="T24">values are appended on the reactions, the new set of dynamic parameters should be simulated for all the diseases. The “Trend” of the new integrated gene will be developed and the end-values should be extracted for the new gene in question. The JUMP, Nj, Ef and other parameters should be calculated for the new gene.</text:span></text:p>
      <text:p text:style-name="P43"/>
      <text:p text:style-name="P48"/>
      <text:p text:style-name="P48"/>
      <text:p text:style-name="P48"/>
      <text:p text:style-name="P48"/>
      <text:p text:style-name="P48"><text:soft-page-break/><text:span text:style-name="T26">P</text:span><text:span text:style-name="T25">rocess Flow</text:span></text:p>
      <text:p text:style-name="P49"><draw:frame draw:style-name="fr1" draw:name="Image1" text:anchor-type="paragraph" svg:x="3.159cm" svg:y="0.233cm" svg:width="11.271cm" svg:height="5.106cm" draw:z-index="0"><draw:image xlink:href="Pictures/10000201000001AA000000C1B3DBE15E.png" xlink:type="simple" xlink:show="embed" xlink:actuate="onLoad"/></draw:frame></text:p>
      <text:p text:style-name="P48"/>
      <text:p text:style-name="P48"/>
      <text:p text:style-name="P48"/>
      <text:p text:style-name="P48"/>
      <text:p text:style-name="P48"/>
      <text:p text:style-name="P48"/>
      <text:p text:style-name="P48"/>
      <text:p text:style-name="P48"/>
      <text:p text:style-name="P51"><text:span text:style-name="T53">US-</text:span><text:span text:style-name="T52">Decision Tree</text:span></text:p>
      <text:p text:style-name="P51"/>
      <text:p text:style-name="P50"><draw:frame draw:style-name="fr1" draw:name="Image2" text:anchor-type="paragraph" svg:x="2.168cm" svg:y="0.459cm" svg:width="13.097cm" svg:height="12.515cm" draw:z-index="1"><draw:image xlink:href="Pictures/10000201000001EF000001D9119CE782.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
      <text:p text:style-name="P51"/>
      <text:p text:style-name="P51"/>
      <text:p text:style-name="P51"/>
      <text:p text:style-name="P51"/>
      <text:p text:style-name="P51"><text:soft-page-break/><text:span text:style-name="T40">Downstream Optimization</text:span></text:p>
      <text:p text:style-name="P52"/>
      <text:p text:style-name="P54">Once the upstream regulation of the gene in the network is designed and it satisfies the basic conditions, we can go about to set the downstream effect of <text:span text:style-name="T37">the gene in the network.</text:span></text:p>
      <text:p text:style-name="P54"/>
      <text:p text:style-name="P53">Design</text:p>
      <text:p text:style-name="P53"/>
      <text:p text:style-name="P10">The process that has to be followed for <text:span text:style-name="T37">downstream</text:span> optimization is the following:</text:p>
      <text:p text:style-name="P10"/>
      <text:p text:style-name="P11">1) Extract the list of dow<text:span text:style-name="T51">n</text:span>stream effected genes/reactions from the network</text:p>
      <text:p text:style-name="P10"/>
      <text:p text:style-name="P11">2) Extract the end values report of the gene in question, calculate the JUMP, Nj, Ef and POTENCY values for the gene as defined in the previous section.</text:p>
      <text:p text:style-name="P11"/>
      <text:p text:style-name="P14"><text:span text:style-name="T41">3</text:span>) <text:span text:style-name="T10">Based on the relative Jump, Ef and Potency values, use the DN-Decision-Tree to set the desired “Contribution” of the regulator on the gene (given at the end of the segment).</text:span></text:p>
      <text:p text:style-name="P14"/>
      <text:p text:style-name="P24">Setting Contributions : Optimization Types</text:p>
      <text:p text:style-name="P24"/>
      <text:p text:style-name="P45"><text:span text:style-name="T14">1) </text:span><text:span text:style-name="T12">Activations (Activators) : Based on the nature of gene, <text:s/></text:span><text:span text:style-name="T15">the new activator can attain the</text:span></text:p>
      <text:p text:style-name="P45"><text:span text:style-name="T15">1/(n+1) th percentage-contribution on the reaction, where n is the </text:span><text:span text:style-name="T16">number of existing activators</text:span><text:span text:style-name="T12">. </text:span><text:span text:style-name="T16">If the number of existing activators are &gt; 15 , a default contribution of 2% should be set and a warning should be flagged.</text:span></text:p>
      <text:p text:style-name="P45"/>
      <text:p text:style-name="P47"><text:span text:style-name="T14">2) </text:span><text:span text:style-name="T11">Co-activators : Based on the nature of the gene, and the JUMP and POTENCY values of the co-activating gene, a factor of </text:span><text:span text:style-name="T17">1.2 </text:span><text:span text:style-name="T11">can be set as default in </text:span><text:span text:style-name="T13">Effector Value. Hence, a Ka value of </text:span><text:span text:style-name="T18">Ef*5</text:span><text:span text:style-name="T13"> can be set. Vf or the reaction rate (if defined by Vf or Kf or otherwise) can be maintained by dividing the appropriate value </text:span><text:span text:style-name="T18">1.2.</text:span></text:p>
      <text:p text:style-name="P47"/>
      <text:p text:style-name="P38"><text:span text:style-name="T23">3) </text:span><text:span text:style-name="T20">Co-factors : Set the Ka value equal to the Ef value. The flux will be maintained by default in the DISEASE with Ef value, hence no Reaction_rate maintaining is required. Care should be taken that co-factors do not completely regulate the reaction or jumps very high across diseases.</text:span></text:p>
      <text:p text:style-name="P40"/>
      <text:p text:style-name="P40"><text:span text:style-name="T23">4) </text:span><text:span text:style-name="T20">Inhibitions : <text:s/></text:span><text:span text:style-name="T22">Based on the nature of the gene, and the JUMP and POTENCY values of the co-activating gene, a factor of </text:span><text:span text:style-name="T19">1.2 </text:span><text:span text:style-name="T22">can be set as default in </text:span><text:span text:style-name="T21">Effector Value. Hence, a K</text:span><text:span text:style-name="T20">i</text:span><text:span text:style-name="T21"> value of </text:span><text:span text:style-name="T18">Ef*5</text:span><text:span text:style-name="T21"> can be set. Vf or the reaction rate (if defined by Vf or Kf or otherwise) can be maintained by </text:span><text:span text:style-name="T20">multiplying</text:span><text:span text:style-name="T21"> the appropriate value </text:span><text:span text:style-name="T18">1.2.</text:span></text:p>
      <text:p text:style-name="P40"/>
      <text:p text:style-name="P42"><text:span text:style-name="T20">5) </text:span><text:span text:style-name="T21">C</text:span><text:span text:style-name="T20">o-activator-of-co-activator or Co-activator-of-Inhibitor : In either of the following case, a factor of </text:span><text:span text:style-name="T17">2</text:span><text:span text:style-name="T20"> can be set by default. Hence the Ka value of </text:span><text:span text:style-name="T17">Ef </text:span><text:span text:style-name="T20">can be defined and the Ka_app of the gene dividing the ACF/ICF in question. The ACF/ICF regulator in question can be </text:span><text:soft-page-break/><text:span text:style-name="T20">maintained by multiplying the Ka_app/Ki_app by the factor of </text:span><text:span text:style-name="T17">2.</text:span></text:p>
      <text:p text:style-name="P42"/>
      <text:p text:style-name="P22"><text:span text:style-name="T39">6) Inhibitor-of-co-activator or Inhibitor-of-Inhibitor : In either of the following case, a factor of </text:span><text:span text:style-name="T30">2</text:span><text:span text:style-name="T39"> can be set by default. Hence the Ka value of </text:span><text:span text:style-name="T30">Ef </text:span><text:span text:style-name="T39">can be defined and the Ka_app of the gene dividing the ACF/ICF in question. The ACF/ICF regulator in question can be maintained by multiplying the Ka_app/Ki_app by the factor of </text:span><text:span text:style-name="T30">2.</text:span></text:p>
      <text:p text:style-name="P26"/>
      <text:p text:style-name="P25">Process Flow <text:span text:style-name="T38">&amp; DN-Decision Tree</text:span></text:p>
      <text:p text:style-name="P25"/>
      <text:p text:style-name="P25"><draw:frame draw:style-name="fr1" draw:name="Image3" text:anchor-type="paragraph" svg:x="1.956cm" svg:y="1.238cm" svg:width="13.097cm" svg:height="12.515cm" draw:z-index="2"><draw:image xlink:href="Pictures/10000201000001EF000001D98ECC8740.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text:soft-page-break/>Testing</text:p>
      <text:p text:style-name="P27"/>
      <text:p text:style-name="P27"><text:span text:style-name="T42">Level 1 : Test for</text:span> <text:span text:style-name="T47">O</text:span><text:span text:style-name="T42">ptimal-</text:span><text:span text:style-name="T47">A</text:span><text:span text:style-name="T42">doption</text:span></text:p>
      <text:p text:style-name="P27"/>
      <text:p text:style-name="P27"><text:span text:style-name="T42">This is to test whether the calculated values and optimized reactions are compatible in theory and in the network. This test is specific to downstream optimization. Testing this is simple, as the gene of interest has a single </text:span><text:span text:style-name="T49">Ef </text:span><text:span text:style-name="T42">value calculated from a single DISEASE condition, the DISEASE condition with the updated kinetic parameters should be overlapping in phenotype values, with the BASE values (withing an error margin of +/- 3%)</text:span></text:p>
      <text:p text:style-name="P27"/>
      <text:p text:style-name="P27"><text:span text:style-name="T42">How to Test</text:span></text:p>
      <text:p text:style-name="P27"/>
      <text:p text:style-name="P27"><text:span text:style-name="T42">→ Simulate BASE DISEASE</text:span><text:span text:style-name="T44">(Ef)</text:span><text:span text:style-name="T42"> condition till 200000 sec</text:span></text:p>
      <text:p text:style-name="P27"><text:span text:style-name="T42">→ Update the Downstream Kinetic Values into the model (or BAC) and simulate the new model* til 200000 sec </text:span><text:span text:style-name="T43">(If BAC is used, then the updated kinetic parameter should be before RUN 50000, as this set of parameters + the iMD/Model defines the New Model*)</text:span></text:p>
      <text:p text:style-name="P27"><text:span text:style-name="T42">→ </text:span><text:span text:style-name="T45">Extract</text:span><text:span text:style-name="T42"> phenotype </text:span><text:span text:style-name="T45">values between BASE and NEW*</text:span><text:span text:style-name="T42">, check if matching</text:span></text:p>
      <text:p text:style-name="P27"/>
      <text:p text:style-name="P27"><text:span text:style-name="T42">Level 2 : Testing for Sensitivity</text:span></text:p>
      <text:p text:style-name="P27"/>
      <text:p text:style-name="P27"><text:span text:style-name="T42">This </text:span><text:span text:style-name="T44">is to test/ensure that all the downstream links in the network is sensitive and responding to perturbation in the gene of interest. <text:s/>For the sake of brevity, this test will be run in CONTROL condition. </text:span><text:span text:style-name="T46">The protocol for testing is to over-express or knock-down a gene and test the effect on its downstream reactions and products.</text:span></text:p>
      <text:p text:style-name="P27"/>
      <text:p text:style-name="P28"><text:span text:style-name="T42">How to Test</text:span></text:p>
      <text:p text:style-name="P28"/>
      <text:p text:style-name="P28"><text:span text:style-name="T42">→ Simulate New Model* till 50000 sec (*New model is updated values in the model or the kinetic parameters updated in BAC BEFORE 50000. This will be standard in protocol following also.)</text:span></text:p>
      <text:p text:style-name="P28"><text:span text:style-name="T42">→ Add OE or KD perturbation of the gene after 50000 and simulate till 200000</text:span></text:p>
      <text:p text:style-name="P28"><text:span text:style-name="T42">→ Extract the end-values of all the products of downstream reaction (of the gene in <text:s/>question) <text:s/>between 200000sec and 50000sec.</text:span></text:p>
      <text:p text:style-name="P28"><text:span text:style-name="T42">→ If minimum change criteria is met, it is a PASS. Else it is a FAIL. </text:span></text:p>
      <text:p text:style-name="P28"/>
      <text:p text:style-name="P28"/>
      <text:p text:style-name="P28"/>
      <text:p text:style-name="P28"/>
      <text:p text:style-name="P28"><text:soft-page-break/>Re-optimizing Failing Nodes</text:p>
      <text:p text:style-name="P28"/>
      <text:p text:style-name="P28"><text:span text:style-name="T42">For failing nodes (reactions) append the optimal values with 25% and test again. Repeat till all the nodes are optimized. For category 5 and 6, this may not hold true, hence re-optimizing step can be skipped.</text:span></text:p>
      <text:p text:style-name="P28"><text:span text:style-name="T42"><text:s/></text:span></text:p>
      <text:p text:style-name="P29"/>
      <text:p text:style-name="P29">Process-Flow for Testing : <text:span text:style-name="T50">Optimal Adoption</text:span></text:p>
      <text:p text:style-name="P29"><draw:frame draw:style-name="fr1" draw:name="Image4" text:anchor-type="paragraph" svg:x="2.63cm" svg:y="0.515cm" svg:width="11.603cm" svg:height="7.176cm" draw:z-index="3"><draw:image xlink:href="Pictures/10000201000001C20000011B74CEED88.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30"><text:span text:style-name="T54">Pro</text:span>cess-Flow for Testing : <text:span text:style-name="T50">Sensitivity</text:span></text:p>
      <text:p text:style-name="P30"><draw:frame draw:style-name="fr1" draw:name="Image5" text:anchor-type="paragraph" svg:x="0.533cm" svg:y="0.557cm" svg:width="16.524cm" svg:height="9.716cm" draw:z-index="4"><draw:image xlink:href="Pictures/10000201000002980000017F67853C48.png" xlink:type="simple" xlink:show="embed" xlink:actuate="onLoad"/></draw:frame></text:p>
      <text:p text:style-name="P31"><text:soft-page-break/>Level 2 : Conditional Optimization</text:p>
      <text:p text:style-name="P31"/>
      <text:p text:style-name="P32"><text:span text:style-name="T42">This sections covers the level 2 defined in the overall process flow. The concept of conditional optimization is the enhance the effective pathway/network to align with the observed phenomenon </text:span><text:span text:style-name="T48">in scientific literature. The step taken in conditioning or conditional optimization can be loosely defined into the following processes.</text:span></text:p>
      <text:p text:style-name="P32"/>
      <text:p text:style-name="P32"><text:span text:style-name="T48">1) Rationing</text:span></text:p>
      <text:p text:style-name="P33"><text:span text:style-name="T42">2) Lensing / Enhancing</text:span></text:p>
      <text:p text:style-name="P33"><text:span text:style-name="T42">3) Conditional Gating</text:span></text:p>
      <text:p text:style-name="P33"><text:span text:style-name="T42">4) Optimal Flow Design</text:span></text:p>
      <text:p text:style-name="P33"/>
      <text:p text:style-name="P33"><text:span text:style-name="T42">The mathematical concept and the logic to evolve the same in an automatic or a semi-automatic process will be defined in a separate document and will be a part of the enhancement in the Automatic Optimization To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Open Sans Light1" svg:font-family="'Open Sans Light'" style:font-family-generic="swiss" style:font-pitch="variable"/>
    <style:font-face style:name="Open Sans Light" svg:font-family="'Open Sans Light'" style:font-adornments="Light" style:font-family-generic="swiss" style:font-pitch="variable"/>
    <style:font-face style:name="DejaVu LGC Sans" svg:font-family="'DejaVu LGC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LGC Sans" style:font-size-asian="10.5pt" style:language-asian="zh" style:country-asian="CN" style:font-name-complex="DejaVu LGC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LGC Sans" style:font-size-asian="10.5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LGC Sans" style:font-family-asian="'DejaVu LGC Sans'" style:font-family-generic-asian="system" style:font-pitch-asian="variable" style:font-size-asian="14pt" style:font-name-complex="DejaVu LGC Sans" style:font-family-complex="'DejaVu LGC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693cm" fo:margin-bottom="0.93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8T12:38:06.609506843</meta:creation-date>
    <dc:date>2016-06-20T22:52:33.508614880</dc:date>
    <meta:editing-duration>PT3H28M40S</meta:editing-duration>
    <meta:editing-cycles>38</meta:editing-cycles>
    <meta:generator>LibreOffice/4.2.8.2$Linux_X86_64 LibreOffice_project/420m0$Build-2</meta:generator>
    <dc:creator>Sumanth </dc:creator>
    <meta:document-statistic meta:table-count="0" meta:image-count="6" meta:object-count="0" meta:page-count="10" meta:paragraph-count="93" meta:word-count="2091" meta:character-count="12355" meta:non-whitespace-character-count="10302"/>
  </office:meta>
</office:document-meta>
</file>